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itle">
      <style:text-properties fo:language="fr" fo:country="FR"/>
    </style:style>
    <style:style style:name="P3" style:family="paragraph" style:parent-style-name="Text_20_body">
      <style:text-properties fo:font-size="16pt" fo:language="fr" fo:country="FR" officeooo:rsid="000abec4" officeooo:paragraph-rsid="000b0749" style:font-size-asian="16pt" style:font-size-complex="16pt"/>
    </style:style>
    <style:style style:name="P4" style:family="paragraph" style:parent-style-name="Text_20_body">
      <style:text-properties fo:font-size="16pt" fo:language="fr" fo:country="FR" officeooo:rsid="000c452d" officeooo:paragraph-rsid="000d3bae" style:font-size-asian="16pt" style:font-size-complex="16pt"/>
    </style:style>
    <style:style style:name="T1" style:family="text">
      <style:text-properties officeooo:rsid="000b0749"/>
    </style:style>
    <style:style style:name="T2" style:family="text">
      <style:text-properties officeooo:rsid="000c452d"/>
    </style:style>
    <style:style style:name="T3" style:family="text">
      <style:text-properties officeooo:rsid="000d3bae"/>
    </style:style>
    <style:style style:name="T4" style:family="text">
      <style:text-properties officeooo:rsid="000edbbb"/>
    </style:style>
    <style:style style:name="T5" style:family="text">
      <style:text-properties officeooo:rsid="001c0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 guerre de tranchée et l’utilisation de nouvelles armes.</text:p>
      <text:p text:style-name="P1"/>
      <text:p text:style-name="P3">La 1ère guerre mondiale <text:span text:style-name="T1">en plus d’être le premier conflit à grande envergure de l’humanité</text:span> marque <text:span text:style-name="T1">aussi</text:span> une rupture avec la guerre traditionnelle comme la guerre franco prussienne de 1870. <text:span text:style-name="T1">En effet elle se déroule durant la seconde révolution industrielle, période de dynamique et de changement qui voit ce développer les transports et l’industrie dans tout les domaines très rapidement. </text:span>De nouvelles armes dévastatrices voient <text:span text:style-name="T1">donc</text:span> le jour et sont développée durant le conflit, <text:span text:style-name="T1">c</text:span>omme par exemple les grenades, les mines souterraines, <text:span text:style-name="T1">les lances flammes, </text:span>les mitrailleuses,<text:span text:style-name="T1"> </text:span>les premiers chars et véhicules blindés <text:span text:style-name="T1">ainsi que l’Artillerie lourde et</text:span> les Gaz toxiques <text:span text:style-name="T1">qui feront à eux deux un ravage sur le champs de bataille comme a Verdun avec ses 50 millions d’obus tirés et l’utilisation </text:span><text:span text:style-name="T4">incessante</text:span><text:span text:style-name="T1"> </text:span><text:span text:style-name="T2">du gaz moutarde.</text:span></text:p>
      <text:p text:style-name="P3"/>
      <text:p text:style-name="P4">La conséquence de <text:span text:style-name="T5">l’échec de la guerre de mouvement et de </text:span>l’apparition de ces nouvelles tactiques et de ces nouvelles armes sur <text:s/>le champs de bataille sera la guerre de tranchée. Une nouvelle forme de guerre <text:span text:style-name="T3">épuisante </text:span>où les combattants s’abritent dans des lignes fortifiées dans lesquelles ils sont relativement protégés des armes légères et de l’artillerie. La guerre de mouvement traditionnelle laisse donc place à une <text:s/>guerre d’<text:span text:style-name="T3">usure et de </text:span>position <text:span text:style-name="T3">beaucoup plus lente </text:span>entraînant une paralysie du conflit et l’épuisement progressif des forces opposées <text:span text:style-name="T3">ce qui peut prendre un certain temps. Comme à Verdun ou il aura fallut 10 mois avant l’épuisement du front Allemand</text:span>. <text:span text:style-name="T3">En fait, de manière plus générale cette nouvelle forme de guerre a été provoqué par une évolution rapide dans la puissance de feu qui n’a pas été suivie d’une <text:s/>avancée similaire dans le mouvement des troup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1T14:49:58.717000000</meta:creation-date>
    <meta:generator>LibreOffice/7.2.4.1$Windows_X86_64 LibreOffice_project/27d75539669ac387bb498e35313b970b7fe9c4f9</meta:generator>
    <dc:date>2024-05-11T17:07:16.198000000</dc:date>
    <meta:editing-duration>PT1H44M55S</meta:editing-duration>
    <meta:editing-cycles>5</meta:editing-cycles>
    <meta:document-statistic meta:table-count="0" meta:image-count="0" meta:object-count="0" meta:page-count="1" meta:paragraph-count="3" meta:word-count="280" meta:character-count="1754" meta:non-whitespace-character-count="1474"/>
  </office:meta>
</office:document-meta>
</file>